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2209.291005" calcext:value-type="float">
            <text:p>22209.291005</text:p>
          </table:table-cell>
          <table:table-cell table:formula="of:=[.H2]/24/365" office:value-type="float" office:value="2.5353071923516" calcext:value-type="float">
            <text:p>2.5353071923516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0"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3.01972" calcext:value-type="float">
            <text:p>43.01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1" calcext:value-type="float">
            <text:p>88459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2" calcext:value-type="float">
            <text:p>88459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3" calcext:value-type="float">
            <text:p>88459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4" calcext:value-type="float">
            <text:p>88459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3:50:57.24590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20T13:56:35.161895257</dc:date>
    <meta:editing-duration>P5DT16H12M21S</meta:editing-duration>
    <meta:editing-cycles>227</meta:editing-cycles>
    <meta:document-statistic meta:table-count="1" meta:cell-count="7276" meta:object-count="0"/>
  </office:meta>
</office:document-meta>
</file>